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office:font-face-decls>
  <office:automatic-styles>
    <style:style style:name="P1" style:family="paragraph" style:parent-style-name="Standard">
      <loext:graphic-properties draw:fill="solid" draw:fill-color="#ffffff"/>
      <style:paragraph-properties fo:margin-top="0.1252in" fo:margin-bottom="0in" loext:contextual-spacing="false" fo:line-height="100%" fo:background-color="#ffffff"/>
    </style:style>
    <style:style style:name="P2" style:family="paragraph" style:parent-style-name="Standard" style:master-page-name="Standard">
      <loext:graphic-properties draw:fill="solid" draw:fill-color="#ffffff"/>
      <style:paragraph-properties fo:margin-top="0.1252in" fo:margin-bottom="0in" loext:contextual-spacing="false" fo:line-height="100%" style:page-number="1" fo:background-color="#ffffff"/>
      <style:text-properties fo:color="#333333"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5"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fo:background-color="#ffffff"/>
    </style:style>
    <style:style style:name="P6" style:family="paragraph" style:parent-style-name="Standard">
      <style:paragraph-properties fo:margin-top="0in" fo:margin-bottom="0in" loext:contextual-spacing="false" fo:break-before="page"/>
    </style:style>
    <style:style style:name="P7" style:family="paragraph" style:parent-style-name="Standard">
      <style:paragraph-properties fo:margin-top="0in" fo:margin-bottom="0in" loext:contextual-spacing="false" fo:break-before="pag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tandard">
      <style:paragraph-properties fo:margin-left="0in" fo:margin-right="0in" fo:margin-top="0in" fo:margin-bottom="0in" loext:contextual-spacing="false" fo:text-indent="0in" style:auto-text-indent="false"/>
      <style:text-properties style:font-name="Garamond" fo:font-size="12pt" style:font-name-asian="Garamond1" style:font-size-asian="12pt" style:font-name-complex="Garamond1" style:font-size-complex="12pt"/>
    </style:style>
    <style:style style:name="P10" style:family="paragraph" style:parent-style-name="Standard">
      <style:paragraph-properties fo:margin-left="0in" fo:margin-right="0in" fo:margin-top="0in" fo:margin-bottom="0in" loext:contextual-spacing="false" fo:text-indent="0in" style:auto-text-indent="false"/>
      <style:text-properties style:font-name="Garamond" fo:font-size="14pt" fo:font-weight="bold" style:font-name-asian="Garamond1" style:font-size-asian="14pt" style:font-weight-asian="bold" style:font-name-complex="Garamond1" style:font-size-complex="14pt"/>
    </style:style>
    <style:style style:name="P11" style:family="paragraph" style:parent-style-name="Standard">
      <style:paragraph-properties fo:margin-left="0in" fo:margin-right="0in" fo:margin-top="0in" fo:margin-bottom="0in" loext:contextual-spacing="false" fo:text-indent="0in" style:auto-text-indent="false" fo:break-before="page"/>
    </style:style>
    <style:style style:name="P12" style:family="paragraph" style:parent-style-name="Standard" style:list-style-name="WWNum18">
      <style:paragraph-properties fo:margin-left="0.5in" fo:margin-right="0in" fo:margin-top="0in" fo:margin-bottom="0in" loext:contextual-spacing="true" fo:text-indent="-0.25in" style:auto-text-indent="false"/>
    </style:style>
    <style:style style:name="P13" style:family="paragraph" style:parent-style-name="Standard" style:list-style-name="WWNum15">
      <style:paragraph-properties fo:margin-left="0.5in" fo:margin-right="0in" fo:margin-top="0in" fo:margin-bottom="0in" loext:contextual-spacing="true" fo:text-indent="-0.25in" style:auto-text-indent="false"/>
    </style:style>
    <style:style style:name="P14" style:family="paragraph" style:parent-style-name="Standard" style:list-style-name="WWNum7">
      <style:paragraph-properties fo:margin-left="0.5in" fo:margin-right="0in" fo:margin-top="0in" fo:margin-bottom="0in" loext:contextual-spacing="true" fo:text-indent="-0.25in" style:auto-text-indent="false"/>
    </style:style>
    <style:style style:name="P15" style:family="paragraph" style:parent-style-name="Standard" style:list-style-name="WWNum14">
      <style:paragraph-properties fo:margin-left="0.5in" fo:margin-right="0in" fo:margin-top="0in" fo:margin-bottom="0in" loext:contextual-spacing="true" fo:text-indent="-0.25in" style:auto-text-indent="false"/>
    </style:style>
    <style:style style:name="P16" style:family="paragraph" style:parent-style-name="Standard" style:list-style-name="WWNum5">
      <style:paragraph-properties fo:margin-left="0.5in" fo:margin-right="0in" fo:margin-top="0in" fo:margin-bottom="0in" loext:contextual-spacing="true" fo:text-indent="-0.25in" style:auto-text-indent="false"/>
    </style:style>
    <style:style style:name="P17" style:family="paragraph" style:parent-style-name="Standard" style:list-style-name="WWNum11">
      <style:paragraph-properties fo:margin-left="0.5in" fo:margin-right="0in" fo:margin-top="0in" fo:margin-bottom="0in" loext:contextual-spacing="true" fo:text-indent="-0.25in" style:auto-text-indent="false"/>
    </style:style>
    <style:style style:name="P18" style:family="paragraph" style:parent-style-name="Standard">
      <style:paragraph-properties fo:margin-left="0in" fo:margin-right="0in" fo:margin-top="0in" fo:margin-bottom="0in" loext:contextual-spacing="false" fo:text-indent="0.5in" style:auto-text-indent="false"/>
    </style:style>
    <style:style style:name="P19" style:family="paragraph" style:parent-style-name="Standard">
      <style:paragraph-properties fo:margin-left="0in" fo:margin-right="0in" fo:margin-top="0in" fo:margin-bottom="0in" loext:contextual-spacing="false" fo:text-indent="0.5in" style:auto-text-indent="false"/>
      <style:text-properties style:font-name="Garamond" fo:font-size="12pt" style:font-name-asian="Garamond1" style:font-size-asian="12pt" style:font-name-complex="Garamond1" style:font-size-complex="12pt"/>
    </style:style>
    <style:style style:name="P20" style:family="paragraph" style:parent-style-name="Standard" style:list-style-name="WWNum8">
      <style:paragraph-properties fo:margin-left="1in" fo:margin-right="0in" fo:margin-top="0in" fo:margin-bottom="0in" loext:contextual-spacing="true" fo:text-indent="-0.25in" style:auto-text-indent="false"/>
    </style:style>
    <style:style style:name="P21" style:family="paragraph" style:parent-style-name="Standard" style:list-style-name="WWNum1">
      <style:paragraph-properties fo:margin-left="1in" fo:margin-right="0in" fo:margin-top="0in" fo:margin-bottom="0in" loext:contextual-spacing="true" fo:text-indent="-0.25in" style:auto-text-indent="false"/>
    </style:style>
    <style:style style:name="P22" style:family="paragraph" style:parent-style-name="Standard" style:list-style-name="WWNum2">
      <style:paragraph-properties fo:margin-left="1in" fo:margin-right="0in" fo:margin-top="0in" fo:margin-bottom="0in" loext:contextual-spacing="true" fo:text-indent="-0.25in" style:auto-text-indent="false"/>
    </style:style>
    <style:style style:name="P23" style:family="paragraph" style:parent-style-name="Standard" style:list-style-name="WWNum11">
      <style:paragraph-properties fo:margin-left="1in" fo:margin-right="0in" fo:margin-top="0in" fo:margin-bottom="0in" loext:contextual-spacing="true" fo:text-indent="-0.25in" style:auto-text-indent="false"/>
    </style:style>
    <style:style style:name="P24" style:family="paragraph" style:parent-style-name="Standard" style:list-style-name="WWNum3">
      <style:paragraph-properties fo:margin-left="1in" fo:margin-right="0in" fo:margin-top="0in" fo:margin-bottom="0in" loext:contextual-spacing="true" fo:text-indent="-0.25in" style:auto-text-indent="false"/>
    </style:style>
    <style:style style:name="P25" style:family="paragraph" style:parent-style-name="Standard">
      <style:paragraph-properties fo:margin-left="0.5in" fo:margin-right="0in" fo:margin-top="0in" fo:margin-bottom="0in" loext:contextual-spacing="false" fo:text-indent="0in" style:auto-text-indent="false"/>
    </style:style>
    <style:style style:name="P26" style:family="paragraph" style:parent-style-name="Standard" style:list-style-name="WWNum17">
      <style:paragraph-properties fo:margin-left="0.75in" fo:margin-right="0in" fo:margin-top="0in" fo:margin-bottom="0in" loext:contextual-spacing="true" fo:text-indent="-0.25in" style:auto-text-indent="false"/>
    </style:style>
    <style:style style:name="P27" style:family="paragraph" style:parent-style-name="Standard" style:list-style-name="WWNum9">
      <style:paragraph-properties fo:margin-left="0.75in" fo:margin-right="0in" fo:margin-top="0in" fo:margin-bottom="0in" loext:contextual-spacing="true" fo:text-indent="-0.25in" style:auto-text-indent="false"/>
    </style:style>
    <style:style style:name="P28" style:family="paragraph" style:parent-style-name="Standard" style:list-style-name="WWNum4">
      <style:paragraph-properties fo:margin-left="0.75in" fo:margin-right="0in" fo:margin-top="0in" fo:margin-bottom="0in" loext:contextual-spacing="true" fo:text-indent="-0.25in" style:auto-text-indent="false"/>
    </style:style>
    <style:style style:name="P29" style:family="paragraph" style:parent-style-name="Standard" style:list-style-name="WWNum17">
      <style:paragraph-properties fo:margin-left="1.25in" fo:margin-right="0in" fo:margin-top="0in" fo:margin-bottom="0in" loext:contextual-spacing="true" fo:text-indent="-0.25in" style:auto-text-indent="false"/>
    </style:style>
    <style:style style:name="P30" style:family="paragraph" style:parent-style-name="Standard" style:list-style-name="WWNum4">
      <style:paragraph-properties fo:margin-left="0.8126in" fo:margin-right="0in" fo:margin-top="0in" fo:margin-bottom="0in" loext:contextual-spacing="true" fo:text-indent="-0.25in" style:auto-text-indent="false"/>
    </style:style>
    <style:style style:name="P31" style:family="paragraph" style:parent-style-name="Standard" style:list-style-name="WWNum10">
      <style:paragraph-properties fo:margin-left="0.8126in" fo:margin-right="0in" fo:margin-top="0in" fo:margin-bottom="0in" loext:contextual-spacing="true" fo:text-indent="-0.25in" style:auto-text-indent="false"/>
    </style:style>
    <style:style style:name="P32" style:family="paragraph" style:parent-style-name="Standard" style:list-style-name="WWNum13">
      <style:paragraph-properties fo:margin-left="0.8126in" fo:margin-right="0in" fo:margin-top="0in" fo:margin-bottom="0in" loext:contextual-spacing="true" fo:text-indent="-0.25in" style:auto-text-indent="false"/>
    </style:style>
    <style:style style:name="P33" style:family="paragraph" style:parent-style-name="Standard" style:list-style-name="WWNum12">
      <style:paragraph-properties fo:margin-left="1.5in" fo:margin-right="0in" fo:margin-top="0in" fo:margin-bottom="0in" loext:contextual-spacing="true" fo:text-indent="-0.25in" style:auto-text-indent="false"/>
    </style:style>
    <style:style style:name="P34" style:family="paragraph" style:parent-style-name="Standard" style:list-style-name="WWNum12">
      <style:paragraph-properties fo:margin-left="1.5in" fo:margin-right="0in" fo:margin-top="0in" fo:margin-bottom="0in" loext:contextual-spacing="true" fo:text-indent="-0.25in" style:auto-text-indent="false"/>
      <style:text-properties style:font-name="Garamond" fo:font-size="12pt" style:text-underline-style="none" style:font-name-asian="Garamond1" style:font-size-asian="12pt" style:font-name-complex="Garamond1" style:font-size-complex="12pt"/>
    </style:style>
    <style:style style:name="P35" style:family="paragraph" style:parent-style-name="Standard" style:list-style-name="WWNum6">
      <style:paragraph-properties fo:margin-left="1.5in" fo:margin-right="0in" fo:margin-top="0in" fo:margin-bottom="0in" loext:contextual-spacing="true" fo:text-indent="-0.25in" style:auto-text-indent="false"/>
    </style:style>
    <style:style style:name="P36" style:family="paragraph" style:parent-style-name="Standard" style:list-style-name="WWNum16">
      <style:paragraph-properties fo:margin-left="1.5in" fo:margin-right="0in" fo:margin-top="0in" fo:margin-bottom="0in" loext:contextual-spacing="true" fo:text-indent="-0.25in" style:auto-text-indent="false"/>
    </style:style>
    <style:style style:name="T1" style:family="text">
      <style:text-properties fo:color="#333333" style:font-name="Garamond" fo:font-size="12pt" style:font-name-asian="Garamond1" style:font-size-asian="12pt" style:font-name-complex="Garamond1" style:font-size-complex="12pt"/>
    </style:style>
    <style:style style:name="T2" style:family="text">
      <style:text-properties style:font-name="Garamond" fo:font-size="14pt" fo:font-weight="bold" style:font-name-asian="Garamond1" style:font-size-asian="14pt" style:font-weight-asian="bold" style:font-name-complex="Garamond1" style:font-size-complex="14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style:font-name-asian="Garamond1" style:font-size-asian="12pt" style:font-name-complex="Garamond1" style:font-size-complex="12pt" fo:background-color="#ffffff"/>
    </style:style>
    <style:style style:name="T5" style:family="text">
      <style:text-properties style:font-name="Garamond" fo:font-size="12pt" fo:font-weight="bold" style:font-name-asian="Garamond1" style:font-size-asian="12pt" style:font-weight-asian="bold" style:font-name-complex="Garamond1" style:font-size-complex="12pt"/>
    </style:style>
    <style:style style:name="T6" style:family="text">
      <style:text-properties style:font-name="Garamond" fo:font-size="12pt" style:text-underline-style="none" style:font-name-asian="Garamond1" style:font-size-asian="12pt" style:font-name-complex="Garamond1" style:font-size-complex="12pt"/>
    </style:style>
    <style:style style:name="T7"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text:span text:style-name="T1">Please use the IEEE Std 830-1998 to format</text:span></text:p>
      <text:p text:style-name="P1"><text:span text:style-name="T1">Team Name</text:span></text:p>
      <text:p text:style-name="P1"><text:span text:style-name="T1">Gantt Chart</text:span></text:p>
      <text:p text:style-name="P4"/>
      <text:p text:style-name="P4"/>
      <text:p text:style-name="P4"/>
      <text:p text:style-name="P7"/>
      <text:p text:style-name="P3"><text:span text:style-name="T2">Table of Contents</text:span></text:p>
      <text:p text:style-name="P4"/>
      <text:p text:style-name="P4"/>
      <text:p text:style-name="P8"><text:span text:style-name="T2">1. Introduction </text:span></text:p>
      <text:p text:style-name="P9"/>
      <text:p text:style-name="P8"><text:span text:style-name="T3">The BoxSand project aims to develop an open source Learning Module System that will be used by students to learn course material and complete online homework. The project, titled BoxSand, provides Open Educational Resources with a primary goal to provide students and instructors with an all-in-one online learning environment. This includes links to videos, practice problems, open source textbooks, educational websites, simulations, and more. The main goal of BoxSand is to improve student performance by providing access to free and open source resources all in one location. It aims to engage students and provide them with feedback while using the student’s site interaction and engagement to track success and improve content. </text:span></text:p>
      <text:p text:style-name="P9"/>
      <text:p text:style-name="P8"><text:span text:style-name="T3">1.1 Purpose</text:span></text:p>
      <text:p text:style-name="P9"/>
      <text:p text:style-name="P8"><text:span text:style-name="T3">Since this is the first large-scale overhaul of the BoxSand project, this development team and this cycle should mainly focus on developing long-term and overarching development goals and procedures for future project development. Additionally, this development team will also create an initial proof of concept for site functionality demonstration and future feature integration</text:span></text:p>
      <text:p text:style-name="P9"/>
      <text:p text:style-name="P8"><text:span text:style-name="T3"><text:s/></text:span></text:p>
      <text:p text:style-name="P8"><text:span text:style-name="T3">1.2 Scope</text:span></text:p>
      <text:p text:style-name="P9"/>
      <text:p text:style-name="P8"><text:span text:style-name="T3">This development team will produce the BoxSand OpenStax site. At its core BoxSand is driven by a need to create an all-in-one open source learning website that is free and available for use by both students and instructors. The long term goal is to have a modular website where instructors can create a course in any subject and contribute and edit content. The goal for this development team is to set up an environment where this is possible. The development team will design, document, and begin implementation of that framework. This includes the tracking of student interaction with the site while using the OpenStax suite of technologies and adding a homework system. This first iteration of the project will be successfully completed when the following criteria are met:</text:span></text:p>
      <text:p text:style-name="P9"/>
      <text:list xml:id="list8849188128782168379" text:style-name="WWNum18">
        <text:list-item>
          <text:p text:style-name="P12"><text:span text:style-name="T4">The website that will be developed must provide access to the OpenStax Physics textbook within the site itself. </text:span></text:p>
        </text:list-item>
        <text:list-item>
          <text:p text:style-name="P12"><text:span text:style-name="T4">Provide a homework system within the site that allows an instructor of a course to provide questions with answers, Assign a value to the question and, assign a group of questions or a single question as an assignment to a course.</text:span></text:p>
        </text:list-item>
        <text:list-item>
          <text:p text:style-name="P12"><text:span text:style-name="T4">Instructor must also be able to assign reading homework from the textbook for students within a course</text:span></text:p>
        </text:list-item>
        <text:list-item>
          <text:p text:style-name="P12"><text:span text:style-name="T4">An instructor must be able to generate a downloadable gradebook of student scores</text:span></text:p>
        </text:list-item>
      </text:list>
      <text:p text:style-name="P9"><text:soft-page-break/></text:p>
      <text:p text:style-name="P8"><text:span text:style-name="T3">1.3 Definitions, acronyms, and abbreviations</text:span></text:p>
      <text:p text:style-name="P8"><text:span text:style-name="T3"><text:tab/>This information may be provided by reference to one or more appendixes in the SRS or</text:span></text:p>
      <text:p text:style-name="P18"><text:span text:style-name="T3">by reference to other documents.</text:span></text:p>
      <text:p text:style-name="P19"/>
      <text:p text:style-name="P8"><text:span text:style-name="T3">Please see Appendix A for a glossary of terminology. </text:span></text:p>
      <text:p text:style-name="P9"/>
      <text:p text:style-name="P8"><text:span text:style-name="T3">1.4 References</text:span></text:p>
      <text:p text:style-name="P8"><text:span text:style-name="T3"><text:s/></text:span></text:p>
      <text:p text:style-name="P8"><text:span text:style-name="T3">1.5 Overview </text:span></text:p>
      <text:p text:style-name="P9"/>
      <text:p text:style-name="P3"><text:span text:style-name="T2">2. Overall description </text:span></text:p>
      <text:p text:style-name="P4"/>
      <text:p text:style-name="P3"><text:span text:style-name="T5">2.1</text:span><text:span text:style-name="T3"> Product perspective </text:span></text:p>
      <text:p text:style-name="P3"><text:span text:style-name="T3">BoxSand’s end goal could most easily be compared to a mix between a MOOC, such as coursera, and a more general site for learning such as Khan Academy. The BoxSand will use resources from an already existing open source learning site OpenStax. The</text:span></text:p>
      <text:p text:style-name="P3"><text:span text:style-name="T3">2.1.1 System interfaces</text:span></text:p>
      <text:p text:style-name="P4"/>
      <text:p text:style-name="P3"><text:span text:style-name="T3">2.1.2 User interfaces </text:span></text:p>
      <text:p text:style-name="P4"/>
      <text:p text:style-name="P3"><text:span text:style-name="T3">a)The BoxSand website will have the following pages:</text:span></text:p>
      <text:list xml:id="list1369170907784391712" text:style-name="WWNum15">
        <text:list-item>
          <text:p text:style-name="P13"><text:span text:style-name="T3">Landing page: Where a non signed in user will be directed upon arriving at the BoxSand website. This page will include a small about section and options to either login through ONID or visit as a guest. </text:span></text:p>
        </text:list-item>
        <text:list-item>
          <text:p text:style-name="P13"><text:soft-page-break/><text:span text:style-name="T3">User Dashboard: This page will show a signed in user what they have accomplished in their course so far. It will include a small section for an optional profile picture and description. Below that it will show what the user has completed in the course by breaking their course into modules.</text:span></text:p>
        </text:list-item>
        <text:list-item>
          <text:p text:style-name="P13"><text:span text:style-name="T3">Content pages: These pages will vary depending on what content is on the page. They will have a variation of: images, videos, textbook info, and homework depending on what the page will be showing. In general these pages will have a central area for the content and a section one the left hand side to show where the user is in the current module. </text:span></text:p>
        </text:list-item>
      </text:list>
      <text:p text:style-name="P3"><text:span text:style-name="T3">b)</text:span></text:p>
      <text:list xml:id="list5249939840576905765" text:style-name="WWNum7">
        <text:list-item>
          <text:p text:style-name="P14"><text:span text:style-name="T3">The goal is to make the students life as easy as possible and reduce their total number of clicks as much as possible. </text:span></text:p>
        </text:list-item>
        <text:list-item>
          <text:p text:style-name="P14"><text:span text:style-name="T3">To strive for this keep navigation menus simple and trimmed down. </text:span></text:p>
        </text:list-item>
        <text:list-item>
          <text:p text:style-name="P14"><text:span text:style-name="T3">Use clearly defined things such as drop downs. </text:span></text:p>
        </text:list-item>
        <text:list-item>
          <text:p text:style-name="P14"><text:span text:style-name="T3">A student should know how to navigate between the learning modules and account within an hour of exploring the site. </text:span></text:p>
        </text:list-item>
      </text:list>
      <text:p text:style-name="P4"/>
      <text:p text:style-name="P3"><text:span text:style-name="T3">2.1.3 Hardware Interfaces </text:span></text:p>
      <text:p text:style-name="P4"/>
      <text:p text:style-name="P3"><text:span text:style-name="T3">2.1.4 Software Interfaces</text:span></text:p>
      <text:p text:style-name="P3"><text:span text:style-name="T3">Name: OpenStax Tutor </text:span></text:p>
      <text:p text:style-name="P3"><text:span text:style-name="T3">Mnemonic: N/A</text:span></text:p>
      <text:p text:style-name="P3"><text:span text:style-name="T3">Specification Number:</text:span></text:p>
      <text:p text:style-name="P3"><text:span text:style-name="T3">Version Number:</text:span></text:p>
      <text:p text:style-name="P3"><text:span text:style-name="T3">Source: </text:span></text:p>
      <text:p text:style-name="P3"><text:span text:style-name="T3">2.1.5 Communication Interfaces</text:span></text:p>
      <text:p text:style-name="P4"/>
      <text:p text:style-name="P3"><text:span text:style-name="T3">2.1.6 Memory Constraints</text:span></text:p>
      <text:p text:style-name="P4"/>
      <text:p text:style-name="P3"><text:span text:style-name="T3">2.1.7 Operations</text:span></text:p>
      <text:p text:style-name="P4"><text:soft-page-break/></text:p>
      <text:p text:style-name="P3"><text:span text:style-name="T3">a) The user will be able to :</text:span></text:p>
      <text:list xml:id="list874041469069327467" text:style-name="WWNum8">
        <text:list-item>
          <text:p text:style-name="P20"><text:span text:style-name="T3">Navigate the website through menus</text:span></text:p>
        </text:list-item>
        <text:list-item>
          <text:p text:style-name="P20"><text:span text:style-name="T3">Edit their personal profile</text:span></text:p>
        </text:list-item>
        <text:list-item>
          <text:p text:style-name="P20"><text:span text:style-name="T3">Answer homework questions</text:span></text:p>
        </text:list-item>
        <text:list-item>
          <text:p text:style-name="P20"><text:span text:style-name="T3">View simulations/images/videos</text:span></text:p>
        </text:list-item>
      </text:list>
      <text:p text:style-name="P3"><text:span text:style-name="T3">b) Interactive operations:</text:span></text:p>
      <text:list xml:id="list2491513548159427133" text:style-name="WWNum1">
        <text:list-item>
          <text:p text:style-name="P21"><text:span text:style-name="T3">Editing profile</text:span></text:p>
        </text:list-item>
        <text:list-item>
          <text:p text:style-name="P21"><text:span text:style-name="T3">Answering questions</text:span></text:p>
        </text:list-item>
      </text:list>
      <text:p text:style-name="P3"><text:span text:style-name="T3">Unattended operations:</text:span></text:p>
      <text:list xml:id="list1342592807832254875" text:style-name="WWNum2">
        <text:list-item>
          <text:p text:style-name="P22"><text:span text:style-name="T3">Reading material</text:span></text:p>
        </text:list-item>
        <text:list-item>
          <text:p text:style-name="P22"><text:span text:style-name="T3">Watching videos</text:span></text:p>
        </text:list-item>
      </text:list>
      <text:p text:style-name="P4"/>
      <text:p text:style-name="P4"/>
      <text:p text:style-name="P3"><text:span text:style-name="T3">2.1.8 Site adaptation requirements</text:span></text:p>
      <text:p text:style-name="P4"/>
      <text:p text:style-name="P4"/>
      <text:p text:style-name="P3"><text:span text:style-name="T3">2.2 Product Functions </text:span></text:p>
      <text:p text:style-name="P3"><text:span text:style-name="T3">The end goal of this iteration of BoxSand is to have the following:</text:span></text:p>
      <text:list xml:id="list798041311993715066" text:style-name="WWNum14">
        <text:list-item>
          <text:p text:style-name="P15"><text:span text:style-name="T3">Provide access to the OpenStax text book</text:span></text:p>
        </text:list-item>
        <text:list-item>
          <text:p text:style-name="P15"><text:span text:style-name="T3">A homework system that allows the instructor to add questions to the course.</text:span></text:p>
        </text:list-item>
        <text:list-item>
          <text:p text:style-name="P15"><text:soft-page-break/><text:span text:style-name="T3">Ability for the instructor to assign homework</text:span></text:p>
        </text:list-item>
        <text:list-item>
          <text:p text:style-name="P15"><text:span text:style-name="T3">Ability for instructor to view student’s grades </text:span></text:p>
        </text:list-item>
        <text:list-item>
          <text:p text:style-name="P15"><text:span text:style-name="T3">Student Dashboard for viewing their progress</text:span></text:p>
        </text:list-item>
      </text:list>
      <text:p text:style-name="P4"/>
      <text:p text:style-name="P4"/>
      <text:p text:style-name="P3"><text:span text:style-name="T3">2.3 User characteristics </text:span></text:p>
      <text:p text:style-name="P3"><text:span text:style-name="T3">There are two main types of user for the BoxSand website. One is the instructor, who will usually be a master in their respective field most often having completed a masters degree or above (ages vary). The other user is the student, which will typically consist of an undergraduate student with a typical age range from 18-24. </text:span></text:p>
      <text:p text:style-name="P3"><text:span text:style-name="T3">2.4 Constraints </text:span></text:p>
      <text:list xml:id="list609072091320297814" text:style-name="WWNum5">
        <text:list-item>
          <text:p text:style-name="P16"><text:span text:style-name="T3">Regulatory policies:</text:span></text:p>
        </text:list-item>
        <text:list-item>
          <text:p text:style-name="P16"><text:span text:style-name="T3">Hardware limitations: </text:span></text:p>
        </text:list-item>
        <text:list-item>
          <text:p text:style-name="P16"><text:span text:style-name="T3">Interfaces to other applications: Dependent on how willing OpenStax is to working with us.</text:span></text:p>
        </text:list-item>
        <text:list-item>
          <text:p text:style-name="P16"><text:span text:style-name="T3">Parallel operation:</text:span></text:p>
        </text:list-item>
        <text:list-item>
          <text:p text:style-name="P16"><text:span text:style-name="T3">Audit functions:</text:span></text:p>
        </text:list-item>
        <text:list-item>
          <text:p text:style-name="P16"><text:span text:style-name="T3">Control functions:</text:span></text:p>
        </text:list-item>
        <text:list-item>
          <text:p text:style-name="P16"><text:span text:style-name="T3">Higher-order language requirements:</text:span></text:p>
        </text:list-item>
        <text:list-item>
          <text:p text:style-name="P16"><text:span text:style-name="T3">Signal handshake protocols:</text:span></text:p>
        </text:list-item>
        <text:list-item>
          <text:p text:style-name="P16"><text:span text:style-name="T3">Reliability requirements:</text:span></text:p>
        </text:list-item>
        <text:list-item>
          <text:p text:style-name="P16"><text:span text:style-name="T3">Criticality of the application:</text:span></text:p>
        </text:list-item>
        <text:list-item>
          <text:p text:style-name="P16"><text:span text:style-name="T3">Safety and Security Concerns: Since we will be using OSU’s CAS login system, we will be partially dependent on their security. </text:span></text:p>
        </text:list-item>
      </text:list>
      <text:p text:style-name="P3"><text:span text:style-name="T3">2.5 Assumptions and dependencies </text:span></text:p>
      <text:p text:style-name="P4"/>
      <text:p text:style-name="P3"><text:soft-page-break/><text:span text:style-name="T3">2.6 Apportioning of requirements</text:span></text:p>
      <text:p text:style-name="P4"/>
      <text:p text:style-name="P10"/>
      <text:p text:style-name="P9"/>
      <text:p text:style-name="P8"><text:span text:style-name="T2">3. Specific requirements </text:span></text:p>
      <text:p text:style-name="P5"/>
      <text:p text:style-name="P3"><text:span text:style-name="T4">The development team will meet these goals (aka minimum) - repeat i know.</text:span></text:p>
      <text:p text:style-name="P5"/>
      <text:p text:style-name="P5"/>
      <text:p text:style-name="P5"/>
      <text:p text:style-name="P3"><text:span text:style-name="T4">The development team must strive to meet these goals</text:span></text:p>
      <text:list xml:id="list1613714164644337708" text:style-name="WWNum11">
        <text:list-item>
          <text:p text:style-name="P17"><text:span text:style-name="T4">The website that will be developed must provide access to the OpenStax Physics textbook within the site itself. </text:span></text:p>
        </text:list-item>
        <text:list-item>
          <text:p text:style-name="P17"><text:span text:style-name="T4">Users will be able to log in as either a student or as an instructor. If the user is a student then they will be able to:</text:span></text:p>
          <text:list>
            <text:list-item>
              <text:p text:style-name="P23"><text:span text:style-name="T4">Log in using their school login. A current OSU student will be able to login using their onid account. </text:span></text:p>
            </text:list-item>
            <text:list-item>
              <text:p text:style-name="P23"><text:span text:style-name="T4">See what has been assigned to them. All assigned assignments will be listed on the student’s dashboard so they can see them.</text:span></text:p>
            </text:list-item>
            <text:list-item>
              <text:p text:style-name="P23"><text:span text:style-name="T4">Complete online homework. When logged in as a student, the user will be able to answer the assigned questions. </text:span></text:p>
            </text:list-item>
            <text:list-item>
              <text:p text:style-name="P23"><text:span text:style-name="T4">Access the online textbook and other provided resources. Content that is currently on the BoxSand site will be pulled into the new site.</text:span></text:p>
            </text:list-item>
          </text:list>
        </text:list-item>
      </text:list>
      <text:p text:style-name="P25"><text:span text:style-name="T4">If the user is logged in as an Instructor then they will be able to:</text:span></text:p>
      <text:list xml:id="list4854200715206187625" text:style-name="WWNum3">
        <text:list-item>
          <text:list>
            <text:list-item>
              <text:p text:style-name="P24"><text:span text:style-name="T4">Login to a different view of the software from that of the students. A current OSU teacher will be able to login using their onid account.</text:span></text:p>
            </text:list-item>
            <text:list-item>
              <text:p text:style-name="P24"><text:span text:style-name="T4">Assign homework and reading to the students with due dates. An instructor user will be able to create an assignment by combining pieces of the BoxSand text and questions drawn from a bank of questions. Those assignments will have the ability to be given a due date.</text:span></text:p>
            </text:list-item>
            <text:list-item>
              <text:p text:style-name="P24"><text:span text:style-name="T4">Add questions to the database of homework problems. An instructor will be able to submit a new question to the database of homework questions.</text:span></text:p>
            </text:list-item>
            <text:list-item>
              <text:p text:style-name="P24"><text:soft-page-break/><text:span text:style-name="T4">Download a CSV gradebook of student scores. An instructor will be able to download a CSV file of the students and the grades they got on their homework.<text:line-break/></text:span></text:p>
            </text:list-item>
          </text:list>
        </text:list-item>
      </text:list>
      <text:list xml:id="list3422889704966" text:continue-list="list1613714164644337708" text:style-name="WWNum11">
        <text:list-item>
          <text:p text:style-name="P17"><text:span text:style-name="T4">Provide a homework system within the site that allows an instructor of a course to provide questions with answers, Assign a value to the question and, assign a group of questions or a single question as an assignment to a course.</text:span></text:p>
        </text:list-item>
        <text:list-item>
          <text:p text:style-name="P17"><text:span text:style-name="T4">Instructor must also be able to assign reading homework from the textbook for students within a course</text:span></text:p>
        </text:list-item>
        <text:list-item>
          <text:p text:style-name="P17"><text:span text:style-name="T4">An instructor must be able to generate a downloadable gradebook of student scores</text:span></text:p>
        </text:list-item>
      </text:list>
      <text:p text:style-name="P10"/>
      <text:p text:style-name="P9"/>
      <text:p text:style-name="P8"><text:span text:style-name="T3">3.1 External Interfaces</text:span></text:p>
      <text:p text:style-name="P18"><text:span text:style-name="T3">a) Name of item; </text:span></text:p>
      <text:p text:style-name="P18"><text:span text:style-name="T3">b) Description of purpose; </text:span></text:p>
      <text:p text:style-name="P18"><text:span text:style-name="T3">c) Source of input or destination of output; </text:span></text:p>
      <text:p text:style-name="P18"><text:span text:style-name="T3">d) Valid range, accuracy, and/or tolerance; </text:span></text:p>
      <text:p text:style-name="P18"><text:span text:style-name="T3">e) Units of measure; </text:span></text:p>
      <text:p text:style-name="P18"><text:span text:style-name="T3">f) Timing; </text:span></text:p>
      <text:p text:style-name="P18"><text:span text:style-name="T3">g) Relationships to other inputs/outputs; </text:span></text:p>
      <text:p text:style-name="P18"><text:span text:style-name="T3">h) Screen formats/organization; i) Window formats/organization; </text:span></text:p>
      <text:p text:style-name="P18"><text:span text:style-name="T3">j) Data formats; </text:span></text:p>
      <text:p text:style-name="P18"><text:span text:style-name="T3">k) Command formats; </text:span></text:p>
      <text:p text:style-name="P18"><text:span text:style-name="T3">l) End messages.</text:span></text:p>
      <text:p text:style-name="P9"/>
      <text:p text:style-name="P8"><text:span text:style-name="T3">3.2 Functions</text:span></text:p>
      <text:list xml:id="list702304628999029644" text:style-name="WWNum17">
        <text:list-item>
          <text:p text:style-name="P26"><text:span text:style-name="T3">Validity checks on inputs </text:span></text:p>
        </text:list-item>
        <text:list-item>
          <text:p text:style-name="P26"><text:soft-page-break/><text:span text:style-name="T3">Exact sequence of operations</text:span></text:p>
        </text:list-item>
        <text:list-item>
          <text:p text:style-name="P26"><text:span text:style-name="T3">Responses to abnormal situations, including </text:span></text:p>
          <text:list>
            <text:list-item>
              <text:p text:style-name="P29"><text:span text:style-name="T3">Overflow</text:span></text:p>
            </text:list-item>
            <text:list-item>
              <text:p text:style-name="P29"><text:span text:style-name="T3">Communication facilities</text:span></text:p>
            </text:list-item>
            <text:list-item>
              <text:p text:style-name="P29"><text:span text:style-name="T3">Error handling and Recovery.</text:span></text:p>
            </text:list-item>
          </text:list>
        </text:list-item>
        <text:list-item>
          <text:p text:style-name="P26"><text:span text:style-name="T3">Effects of parameters.</text:span></text:p>
        </text:list-item>
        <text:list-item>
          <text:p text:style-name="P26"><text:span text:style-name="T3">Relationship of outputs to inputs including</text:span></text:p>
          <text:list>
            <text:list-item>
              <text:p text:style-name="P29"><text:span text:style-name="T3"><text:s/>input / output sequences</text:span></text:p>
            </text:list-item>
            <text:list-item>
              <text:p text:style-name="P29"><text:span text:style-name="T3">formulas for input to output conversion</text:span></text:p>
            </text:list-item>
          </text:list>
        </text:list-item>
      </text:list>
      <text:p text:style-name="P9"/>
      <text:p text:style-name="P3"><text:span text:style-name="T3">3.3 Performance requirements</text:span></text:p>
      <text:list xml:id="list5993866039813918216" text:style-name="WWNum9">
        <text:list-item>
          <text:p text:style-name="P27"><text:span text:style-name="T3">Static numerical requirements</text:span></text:p>
        </text:list-item>
        <text:list-item>
          <text:p text:style-name="P27"><text:span text:style-name="T3">The number of simultaneous users to support</text:span></text:p>
        </text:list-item>
        <text:list-item>
          <text:p text:style-name="P27"><text:span text:style-name="T3">Amount and type of information to be handled.</text:span></text:p>
        </text:list-item>
      </text:list>
      <text:p text:style-name="P4"/>
      <text:p text:style-name="P3"><text:span text:style-name="T3">3.4 Logical database requirements</text:span></text:p>
      <text:list xml:id="list1819160221573919120" text:style-name="WWNum4">
        <text:list-item>
          <text:p text:style-name="P28"><text:span text:style-name="T3">Types of information used by various functions.</text:span></text:p>
        </text:list-item>
        <text:list-item>
          <text:p text:style-name="P28"><text:span text:style-name="T3">Frequency of use.</text:span></text:p>
        </text:list-item>
        <text:list-item>
          <text:p text:style-name="P28"><text:span text:style-name="T3">Accessing capabilities.</text:span></text:p>
        </text:list-item>
        <text:list-item>
          <text:p text:style-name="P30"><text:span text:style-name="T3">Data entities and their relationships.</text:span></text:p>
        </text:list-item>
        <text:list-item>
          <text:p text:style-name="P30"><text:span text:style-name="T3">Integrity constraints.</text:span></text:p>
        </text:list-item>
        <text:list-item>
          <text:p text:style-name="P30"><text:soft-page-break/><text:span text:style-name="T3">Data retention requirements.</text:span></text:p>
        </text:list-item>
      </text:list>
      <text:p text:style-name="P4"/>
      <text:p text:style-name="P8"><text:span text:style-name="T3">3.5 Design Constraints</text:span></text:p>
      <text:list xml:id="list2719508364279992046" text:style-name="WWNum10">
        <text:list-item>
          <text:p text:style-name="P31"><text:span text:style-name="T3">This should specify design constraints that can be imposed by other standards Hardware limitations Etc.</text:span></text:p>
        </text:list-item>
      </text:list>
      <text:p text:style-name="P4"/>
      <text:p text:style-name="P3"><text:span text:style-name="T3">3.5.1 Standards compliance</text:span></text:p>
      <text:list xml:id="list2053175428620265755" text:style-name="WWNum13">
        <text:list-item>
          <text:p text:style-name="P32"><text:span text:style-name="T3"><text:s/>report format.</text:span></text:p>
        </text:list-item>
        <text:list-item>
          <text:p text:style-name="P32"><text:span text:style-name="T3">Data naming.</text:span></text:p>
        </text:list-item>
        <text:list-item>
          <text:p text:style-name="P32"><text:span text:style-name="T3">Accounting procedures.</text:span></text:p>
        </text:list-item>
        <text:list-item>
          <text:p text:style-name="P32"><text:span text:style-name="T3">Audit tracing.</text:span></text:p>
        </text:list-item>
      </text:list>
      <text:p text:style-name="P4"/>
      <text:p text:style-name="P3"><text:span text:style-name="T3">3.6 Software System attributes</text:span></text:p>
      <text:p text:style-name="P4"/>
      <text:p text:style-name="P3"><text:span text:style-name="T3">There are a number of attributes of software that can serve as requirements. It is important that Required attributes of a specified so that their achievement can be objectively verified</text:span></text:p>
      <text:list xml:id="list5973722127788974527" text:style-name="WWNum12">
        <text:list-item>
          <text:p text:style-name="P33"><text:span text:style-name="T3">Reliability.</text:span></text:p>
        </text:list-item>
        <text:list-item>
          <text:p text:style-name="P33"><text:span text:style-name="T3">Availability.</text:span></text:p>
        </text:list-item>
        <text:list-item>
          <text:p text:style-name="P33"><text:span text:style-name="T3">Security.</text:span></text:p>
        </text:list-item>
        <text:list-item>
          <text:p text:style-name="P33"><text:span text:style-name="T3">Maintainability.</text:span></text:p>
        </text:list-item>
        <text:list-item>
          <text:p text:style-name="P33"><text:span text:style-name="T3">Portability.</text:span></text:p>
        </text:list-item>
        <text:list-item>
          <text:p text:style-name="P34"/>
        </text:list-item>
      </text:list>
      <text:p text:style-name="P8"><text:span text:style-name="T3">3.7 Organizing the specific requirements</text:span></text:p>
      <text:list xml:id="list4513003809771050536" text:style-name="WWNum6">
        <text:list-item>
          <text:p text:style-name="P35"><text:soft-page-break/><text:span text:style-name="T3">System mode.</text:span></text:p>
        </text:list-item>
        <text:list-item>
          <text:p text:style-name="P35"><text:span text:style-name="T3">User class.</text:span></text:p>
        </text:list-item>
        <text:list-item>
          <text:p text:style-name="P35"><text:span text:style-name="T3">Objects.</text:span></text:p>
        </text:list-item>
        <text:list-item>
          <text:p text:style-name="P35"><text:span text:style-name="T3">Feature.</text:span></text:p>
        </text:list-item>
        <text:list-item>
          <text:p text:style-name="P35"><text:span text:style-name="T3">Stimulus.</text:span></text:p>
        </text:list-item>
        <text:list-item>
          <text:p text:style-name="P35"><text:span text:style-name="T3">Response.</text:span></text:p>
        </text:list-item>
        <text:list-item>
          <text:p text:style-name="P35"><text:span text:style-name="T3">Functional hierarchy.</text:span></text:p>
        </text:list-item>
      </text:list>
      <text:p text:style-name="P4"/>
      <text:p text:style-name="P8"><text:span text:style-name="T3">4.4 Additional comments</text:span></text:p>
      <text:p text:style-name="P9"/>
      <text:p text:style-name="P8"><text:span text:style-name="T3">5 Supporting Information</text:span></text:p>
      <text:p text:style-name="P9"/>
      <text:p text:style-name="P8"><text:span text:style-name="T3">5.1 Table of contents and index.</text:span></text:p>
      <text:p text:style-name="P9"/>
      <text:p text:style-name="P8"><text:span text:style-name="T3">5.2 <text:s/>Appendixes</text:span></text:p>
      <text:list xml:id="list5385793421134921875" text:style-name="WWNum16">
        <text:list-item>
          <text:p text:style-name="P36"><text:span text:style-name="T3">Sample input/output formats, <text:s/>descriptions of cost analysis studies or result of user surveys.</text:span></text:p>
        </text:list-item>
        <text:list-item>
          <text:p text:style-name="P36"><text:span text:style-name="T3">Supporting or background information that can help the readers of the SRS.</text:span></text:p>
        </text:list-item>
        <text:list-item>
          <text:p text:style-name="P36"><text:span text:style-name="T3">A description of the problems to be solved by the software.</text:span></text:p>
        </text:list-item>
        <text:list-item>
          <text:p text:style-name="P36"><text:span text:style-name="T3">Special packaging instructions for the code and the media to meet security export, initial loading, or other requirements</text:span></text:p>
        </text:list-item>
      </text:list>
      <text:p text:style-name="P4"/>
      <text:p text:style-name="P4"/>
      <text:p text:style-name="P4"><text:soft-page-break/></text:p>
      <text:p text:style-name="P4"/>
      <text:p text:style-name="P4"/>
      <text:p text:style-name="P6"><text:span text:style-name="T3">Appendixes (we need to do the right format listed in that doc. </text:span><text:a xlink:type="simple" xlink:href="http://www.cse.msu.edu/~cse870/IEEEXplore-SRS-template.pdf" text:style-name="Internet_20_link" text:visited-style-name="Visited_20_Internet_20_Link"><text:span text:style-name="T7">http://www.cse.msu.edu/~cse870/IEEEXplore-SRS-template.pdf</text:span></text:a></text:p>
      <text:p text:style-name="P4"/>
      <text:p text:style-name="P3"><text:span text:style-name="T3">Appendix A - Glossary of Terminology (alphabetize after def... )</text:span></text:p>
      <text:p text:style-name="P4"/>
      <text:p text:style-name="P25"><text:span text:style-name="T3">Project BoxSand or BoxSand</text:span></text:p>
      <text:p text:style-name="P25"><text:span text:style-name="T3">OER</text:span></text:p>
      <text:p text:style-name="P25"><text:span text:style-name="T3">OpenStax </text:span></text:p>
      <text:p text:style-name="P25"><text:span text:style-name="T3">Course</text:span></text:p>
      <text:p text:style-name="P25"><text:span text:style-name="T3">Instructor</text:span></text:p>
      <text:p text:style-name="P25"><text:span text:style-name="T3">Student</text:span></text:p>
      <text:p text:style-name="P25"><text:span text:style-name="T3">Administrator</text:span></text:p>
      <text:p text:style-name="P25"><text:span text:style-name="T3">Teaching Assistant (TA)<text:line-break/>Assignment</text:span></text:p>
      <text:p text:style-name="P25"><text:span text:style-name="T3">Learning Module</text:span></text:p>
      <text:p text:style-name="P25"><text:span text:style-name="T3">Daily Learning Guide</text:span></text:p>
      <text:p text:style-name="P25"><text:span text:style-name="T3">Gradebook</text:span></text:p>
      <text:p text:style-name="P25"><text:span text:style-name="T3">Reading</text:span></text:p>
      <text:p text:style-name="P25"><text:span text:style-name="T3">Homework</text:span></text:p>
      <text:p text:style-name="P25"><text:span text:style-name="T3">Quiz</text:span></text:p>
      <text:p text:style-name="P25"><text:span text:style-name="T3">Question</text:span></text:p>
      <text:p text:style-name="P25"><text:span text:style-name="T3">Page</text:span></text:p>
      <text:p text:style-name="P25"><text:span text:style-name="T3">User</text:span></text:p>
      <text:p text:style-name="P25"><text:soft-page-break/><text:span text:style-name="T3">Unregistered</text:span></text:p>
      <text:p text:style-name="P25"><text:span text:style-name="T3">Registered</text:span></text:p>
      <text:p text:style-name="P25"><text:span text:style-name="T3">Organization</text:span></text:p>
      <text:p text:style-name="P25"><text:span text:style-name="T3">Tutor</text:span></text:p>
      <text:p text:style-name="P25"><text:span text:style-name="T3">Tracking</text:span></text:p>
      <text:p text:style-name="P25"><text:span text:style-name="T3">Content</text:span></text:p>
      <text:p text:style-name="P25"><text:span text:style-name="T3">Resources</text:span></text:p>
      <text:p text:style-name="P25"><text:span text:style-name="T3">Media</text:span></text:p>
      <text:p text:style-name="P25"><text:span text:style-name="T3">AsyncSync</text:span></text:p>
      <text:p text:style-name="P25"><text:span text:style-name="T3">Adaptive Learning</text:span></text:p>
      <text:p text:style-name="P25"><text:span text:style-name="T3">Virtual Whiteboard</text:span></text:p>
      <text:p text:style-name="P25"><text:span text:style-name="T3">Chat client</text:span></text:p>
      <text:p text:style-name="P25"><text:span text:style-name="T3">Physics with Algebra</text:span></text:p>
      <text:p text:style-name="P25"><text:span text:style-name="T3">Physics with Calculus</text:span></text:p>
      <text:p text:style-name="P25"><text:span text:style-name="T3">eCampus</text:span></text:p>
      <text:p text:style-name="P25"><text:span text:style-name="T3">Flipped Classroom</text:span></text:p>
      <text:p text:style-name="P25"><text:span text:style-name="T3">Kaltura</text:span></text:p>
      <text:p text:style-name="P25"><text:span text:style-name="T3">YouTube</text:span></text:p>
      <text:p text:style-name="P25"><text:span text:style-name="T3">MasteringPhysics</text:span></text:p>
      <text:p text:style-name="P25"><text:span text:style-name="T3">PeerCeptiv</text:span></text:p>
      <text:p text:style-name="P25"><text:span text:style-name="T3">Facebook</text:span></text:p>
      <text:p text:style-name="P25"><text:soft-page-break/><text:span text:style-name="T3">Canvas</text:span></text:p>
      <text:p text:style-name="P25"><text:span text:style-name="T3">Oregon State University</text:span></text:p>
      <text:p text:style-name="P25"><text:span text:style-name="T3">OSU Physics Department</text:span></text:p>
      <text:p text:style-name="P25"><text:span text:style-name="T3">Drupal</text:span></text:p>
      <text:p text:style-name="P25"><text:span text:style-name="T3">Docker</text:span></text:p>
      <text:p text:style-name="P25"><text:span text:style-name="T3">VM</text:span></text:p>
      <text:p text:style-name="P25"><text:span text:style-name="T3">Wireframe</text:span></text:p>
      <text:p text:style-name="P25"><text:span text:style-name="T3">Vagrant</text:span></text:p>
      <text:p text:style-name="P25"><text:span text:style-name="T3">Ansible</text:span></text:p>
      <text:p text:style-name="P25"><text:span text:style-name="T3">Ruby</text:span></text:p>
      <text:p text:style-name="P25"><text:span text:style-name="T3">Rails</text:span></text:p>
      <text:p text:style-name="P25"><text:span text:style-name="T3">HTML</text:span></text:p>
      <text:p text:style-name="P25"><text:span text:style-name="T3">CSS</text:span></text:p>
      <text:p text:style-name="P25"><text:span text:style-name="T3">JS</text:span></text:p>
      <text:p text:style-name="P25"><text:span text:style-name="T3">Rbenv</text:span></text:p>
      <text:p text:style-name="P25"><text:span text:style-name="T3">Node (NodeJS)</text:span></text:p>
      <text:p text:style-name="P25"><text:span text:style-name="T3">Client-side (client)</text:span></text:p>
      <text:p text:style-name="P25"><text:span text:style-name="T3">Server-side (server)</text:span></text:p>
      <text:p text:style-name="P25"><text:span text:style-name="T3">Customer</text:span></text:p>
      <text:p text:style-name="P25"><text:span text:style-name="T3">Sketch</text:span></text:p>
      <text:p text:style-name="P25"><text:span text:style-name="T3">Sparfa</text:span></text:p>
      <text:p text:style-name="P25"><text:soft-page-break/><text:span text:style-name="T3">BigLearn</text:span></text:p>
      <text:p text:style-name="P25"><text:span text:style-name="T3">AWS</text:span></text:p>
      <text:p text:style-name="P25"><text:span text:style-name="T3">Linode</text:span></text:p>
      <text:p text:style-name="P25"><text:span text:style-name="T3">Dev</text:span></text:p>
      <text:p text:style-name="P25"><text:span text:style-name="T3">Production</text:span></text:p>
      <text:p text:style-name="P25"><text:span text:style-name="T3">Live</text:span></text:p>
      <text:p text:style-name="P25"><text:span text:style-name="T3">GitHub</text:span></text:p>
      <text:p text:style-name="P25"><text:span text:style-name="T3">GitLab</text:span></text:p>
      <text:p text:style-name="P25"><text:span text:style-name="T3">OSL</text:span></text:p>
      <text:p text:style-name="P25"><text:span text:style-name="T3">CMS</text:span></text:p>
      <text:p text:style-name="P25"><text:span text:style-name="T3">Bootstrap</text:span></text:p>
      <text:p text:style-name="P4"/>
      <text:p text:style-name="P4"/>
      <text:p text:style-name="P4"/>
      <text:p text:style-name="P6"><text:span text:style-name="T3">Appendix B - Gantt Chart</text:span></text:p>
      <text:p text:style-name="P4"/>
      <text:p text:style-name="P3"><text:span text:style-name="T3">See the Project BoxSand Roadmap document.</text:span></text:p>
      <text:p text:style-name="P4"/>
      <text:p text:style-name="P9"/>
      <text:p text:style-name="P9"/>
      <text:p text:style-name="P11"><text:span text:style-name="T3">Index</text:span></text:p>
      <text:p text:style-name="P4"/>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aramond" fo:font-family="Garamond"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Garamond" fo:font-family="Garamond" style:font-family-generic="roman" style:font-pitch="variable"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aramond" fo:font-family="Garamond"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Garamond" fo:font-family="Garamond"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Garamond" fo:font-family="Garamond"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Garamond" fo:font-family="Garamond"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Garamond" fo:font-family="Garamond" style:font-family-generic="roman" style:font-pitch="variable" fo:font-size="12pt" style:text-underline-style="none"/>
    </style:style>
    <style:style style:name="ListLabel_20_92" style:display-name="ListLabel 92" style:family="text">
      <style:text-properties style:font-name="Garamond" fo:font-family="Garamond" style:font-family-generic="roman" style:font-pitch="variable" fo:font-size="12pt"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Garamond" fo:font-family="Garamond"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Garamond" fo:font-family="Garamond"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Garamond" fo:font-family="Garamond"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Garamond" fo:font-family="Garamond"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Garamond" fo:font-family="Garamond"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Garamond" fo:font-family="Garamond" style:font-family-generic="roman" style:font-pitch="variable" fo:font-size="12pt" style:text-underline-style="none"/>
    </style:style>
    <style:style style:name="ListLabel_20_146" style:display-name="ListLabel 146" style:family="text">
      <style:text-properties style:font-name="Garamond" fo:font-family="Garamond" style:font-family-generic="roman" style:font-pitch="variable" fo:font-size="12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Garamond" fo:font-family="Garamond"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7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7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7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78"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87"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9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10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10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103"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104"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105"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10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10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108"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1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1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11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11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114"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1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1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117"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13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139"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140"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141"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14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14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14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148"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149"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150"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15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15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153"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5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9"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6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8" meta:paragraph-count="238" meta:word-count="1837" meta:character-count="11237" meta:non-whitespace-character-count="9674"/>
    <meta:generator>LibreOfficeDev/5.1.0.3$Linux_X86_64 LibreOffice_project/</meta:generator>
  </office:meta>
</office:document-meta>
</file>